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e1.Main?language=Basic&amp;location=document" xlink:type="simple"/>
    </office:event-listeners>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width="0cm" svg:stroke-color="#3465a4" draw:fill="solid" draw:fill-color="#729fcf" draw:textarea-vertical-align="top" draw:auto-grow-heigh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r2" style:family="presentation" style:parent-style-name="Padrão-notes">
      <style:graphic-properties draw:fill-color="#ffffff" fo:min-height="13.364cm"/>
    </style:style>
    <style:style style:name="P1" style:family="paragraph">
      <loext:graphic-properties draw:fill="solid" draw:fill-color="#729fcf"/>
      <style:paragraph-properties fo:text-align="start"/>
      <style:text-properties fo:font-size="18pt"/>
    </style:style>
    <style:style style:name="P2" style:family="paragraph">
      <loext:graphic-properties draw:fill-color="#ffffff"/>
    </style:style>
    <style:style style:name="P3" style:family="paragraph">
      <loext:graphic-properties draw:fill="none"/>
      <style:paragraph-properties fo:text-align="start"/>
      <style:text-properties fo:font-size="18pt"/>
    </style: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1" xml:id="id4" draw:id="id4" draw:layer="layout" svg:width="2.797cm" svg:height="2.397cm" svg:x="15.4cm" svg:y="4.4cm">
          <text:p/>
          <draw:enhanced-geometry draw:mirror-horizontal="false" draw:mirror-vertical="false" svg:viewBox="0 0 0 0" draw:text-areas="?f17 ?f20 ?f18 ?f21" draw:type="ooxml-smileyFace" draw:modifiers="9282"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2" draw:style-name="gr1" draw:text-style-name="P1" xml:id="id3" draw:id="id3" draw:layer="layout" svg:width="2.797cm" svg:height="2.597cm" svg:x="5.8cm" svg:y="3.8cm">
          <text:p/>
          <draw:enhanced-geometry draw:mirror-horizontal="false" draw:mirror-vertical="false" svg:viewBox="0 0 0 0" draw:text-areas="?f17 ?f20 ?f18 ?f21" draw:type="ooxml-smileyFace" draw:modifiers="9282"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CustomShape 3" draw:style-name="gr1" draw:text-style-name="P1" xml:id="id1" draw:id="id1" draw:layer="layout" svg:width="4.197cm" svg:height="3.197cm" svg:x="5.003cm" svg:y="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 draw:text-style-name="P1" xml:id="id2" draw:id="id2" draw:layer="layout" svg:width="6.597cm" svg:height="3.397cm" svg:x="13.403cm" svg:y="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5" draw:style-name="gr1" draw:text-style-name="P1" draw:layer="layout" svg:width="4.398cm" svg:height="4.198cm" svg:x="6.8cm" svg:y="15.401cm">
          <office:event-listeners>
            <presentation:event-listener script:event-name="dom:click" presentation:action="show" xlink:href="#page2" xlink:type="simple" xlink:show="embed" xlink:actuate="onRequest"/>
          </office:event-listeners>
          <text:p/>
          <draw:enhanced-geometry draw:mirror-horizontal="false" draw:mirror-vertical="false" svg:viewBox="0 0 0 0" drawooo:sub-view-size="21600 21600" draw:text-areas="0 0 ?f0 ?f1" draw:type="ooxml-non-primitive" draw:enhanced-path="M 10800 0 L 21600 10800 10800 21600 0 10800 10800 0 Z N">
            <draw:equation draw:name="f0" draw:formula="logwidth"/>
            <draw:equation draw:name="f1" draw:formula="logheight"/>
          </draw:enhanced-geometry>
        </draw:custom-shape>
        <draw:custom-shape draw:name="CustomShape 6" draw:style-name="gr1" draw:text-style-name="P1" draw:layer="layout" svg:width="4.799cm" svg:height="3.399cm" svg:x="15.8cm" svg:y="16cm">
          <office:event-listeners>
            <presentation:event-listener script:event-name="dom:click" presentation:action="show" xlink:href="#page1" xlink:type="simple" xlink:show="embed" xlink:actuate="onRequest"/>
          </office:event-listeners>
          <text:p/>
          <draw:enhanced-geometry draw:mirror-horizontal="false" draw:mirror-vertical="false" svg:viewBox="0 0 0 0" drawooo:sub-view-size="21617 23506" draw:text-areas="0 0 ?f0 ?f1" draw:type="ooxml-non-primitiv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equation draw:name="f0" draw:formula="logwidth"/>
            <draw:equation draw:name="f1" draw:formula="logheight"/>
          </draw:enhanced-geometry>
        </draw:custom-shape>
        <anim:par presentation:node-type="timing-root">
          <anim:seq smil:dur="0s" presentation:node-type="main-sequence"/>
          <anim:seq smil:fill="hold" presentation:node-type="interactive-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seq smil:fill="hold" presentation:node-type="interactive-sequence">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seq>
          <anim:seq smil:fill="hold" presentation:node-type="interactive-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seq smil:fill="hold" presentation:node-type="interactive-sequence">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anim:par>
          </anim:seq>
          <anim:seq smil:fill="hold" presentation:node-type="interactive-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seq smil:fill="hold" presentation:node-type="interactive-sequence">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seq>
          <anim:seq smil:fill="hold" presentation:node-type="interactive-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seq smil:fill="hold" presentation:node-type="interactive-sequence">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anim:par>
          </anim:seq>
          <anim:seq presentation:node-type="interactive-sequence">
            <anim:par smil:begin="id3.click">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seq presentation:node-type="interactive-sequence">
            <anim:par smil:begin="id4.click">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3" draw:master-page-name="Padrão">
        <office:forms form:automatic-focus="false" form:apply-design-mode="false"/>
        <draw:custom-shape draw:name="CustomShape 1" draw:style-name="gr3" draw:text-style-name="P3" draw:layer="layout" svg:width="25.997cm" svg:height="2.497cm" svg:x="1cm" svg:y="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3" draw:layer="layout" svg:width="25.497cm" svg:height="12.997cm" svg:x="1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 draw:text-style-name="P1" draw:layer="layout" svg:width="5.398cm" svg:height="5.198cm" svg:x="12cm" svg:y="11.4cm">
          <office:event-listeners>
            <presentation:event-listener script:event-name="dom:click" presentation:action="show" xlink:href="#page1" xlink:type="simple" xlink:show="embed" xlink:actuate="onRequest"/>
          </office:event-listeners>
          <text:p/>
          <draw:enhanced-geometry draw:mirror-horizontal="false" draw:mirror-vertical="false" svg:viewBox="0 0 0 0" drawooo:sub-view-size="21600 21600" draw:text-areas="0 0 ?f0 ?f1" draw:type="ooxml-non-primitive" draw:enhanced-path="M 10800 0 L 21600 10800 10800 21600 0 10800 10800 0 Z N">
            <draw:equation draw:name="f0" draw:formula="logwidth"/>
            <draw:equation draw:name="f1" draw:formula="logheight"/>
          </draw:enhanced-geometry>
        </draw:custom-shape>
        <presentation:notes draw:style-name="dp2">
          <draw:page-thumbnail draw:style-name="gr2"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stay-on-top="true" presentation:mouse-visible="true" presentation:transition-on-click="disabled"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em_20_preenchimento_20_nem_20_linha" style:display-name="Objeto sem preenchimento nem linha"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adrão-outline3" style:family="presentation" style:parent-style-name="Padrão-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adrão-outline4" style:family="presentation" style:parent-style-name="Padrão-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74c3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2cm" draw:fill="solid" draw:fill-color="#e74c3c"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2cm" draw:fill="solid" draw:fill-color="#bdc3c7"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2cm" draw:fill="none"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Padrão-backgroundobjects">
      <style:graphic-properties draw:stroke="none" draw:fill="none" draw:fill-color="#ffffff" draw:auto-grow-height="false" fo:min-height="1.485cm"/>
    </style:style>
    <style:style style:name="Mpr4"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start"/>
      <style:text-properties fo:font-size="18pt"/>
    </style:style>
    <style:style style:name="MP6" style:family="paragraph">
      <loext:graphic-properties draw:fill="solid" draw:fill-color="#bdc3c7"/>
      <style:paragraph-properties fo:text-align="start"/>
      <style:text-properties fo:font-size="18pt"/>
    </style:style>
    <style:style style:name="MP7"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26.997cm" svg:height="3.497cm" svg:x="0cm" svg:y="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adrão" style:page-layout-name="PM1" draw:style-name="Mdp1">
      <draw:custom-shape draw:name="CustomShape 1" draw:style-name="Mgr4" draw:text-style-name="MP5" draw:layer="backgroundobjects" svg:width="26.997cm" svg:height="3.497cm" svg:x="0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6.997cm" svg:height="1.497cm" svg:x="21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6" draw:layer="backgroundobjects" svg:width="17.997cm" svg:height="1.497cm" svg:x="2.5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6" draw:text-style-name="MP7" draw:layer="backgroundobjects" svg:width="1.497cm" svg:height="1.497cm" svg:x="0.5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adrão-title" draw:layer="backgroundobjects" svg:width="25.2cm" svg:height="3.505cm" svg:x="1.4cm" svg:y="0.837cm" presentation:class="title" presentation:placeholder="true">
        <draw:text-box/>
      </draw:frame>
      <draw:frame presentation:style-name="Padrão-outline1" draw:layer="backgroundobjects" svg:width="25.2cm" svg:height="12.178cm" svg:x="1.4cm" svg:y="4.913cm" presentation:class="outline" presentation:placeholder="true">
        <draw:text-box/>
      </draw:frame>
      <presentation:notes style:page-layout-name="PM0">
        <draw:page-thumbnail presentation:style-name="Padrão-title" draw:layer="backgroundobjects" svg:width="14.85cm" svg:height="11.136cm" svg:x="3.074cm" svg:y="2.257cm" presentation:class="page"/>
        <draw:frame presentation:style-name="Padrã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3T16:40:01</meta:creation-date>
    <dc:language>pt-BR</dc:language>
    <dc:date>2018-10-26T17:09:42.446874446</dc:date>
    <meta:editing-cycles>18</meta:editing-cycles>
    <dc:title>Teste</dc:title>
    <meta:editing-duration>PT27M38S</meta:editing-duration>
    <meta:generator>LibreOffice/6.1.2.1$MacOSX_X86_64 LibreOffice_project/65905a128db06ba48db947242809d14d3f9a93fe</meta:generator>
    <meta:document-statistic meta:object-count="44"/>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Main

Doc = ThisComponent
Doc.Presentation.Sta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